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24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48.76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99"/>
    <style:style style:name="ce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0">
      <style:table-cell-properties fo:background-color="#9bbb59"/>
    </style:style>
    <style:style style:name="ce13" style:family="table-cell" style:parent-style-name="Default" style:data-style-name="N2">
      <style:table-cell-properties fo:background-color="#9bbb59"/>
    </style:style>
    <style:style style:name="ce14" style:family="table-cell" style:parent-style-name="Default" style:data-style-name="N2"/>
    <style:style style:name="ce9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122"/>
    <style:style style:name="ce16" style:family="table-cell" style:parent-style-name="Default" style:data-style-name="N61"/>
    <style:style style:name="gr1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98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head_tu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iete</text:p>
          </table:table-cell>
          <table:table-cell office:value-type="string" calcext:value-type="string">
            <text:p>heizkost</text:p>
          </table:table-cell>
          <table:table-cell office:value-type="string" calcext:value-type="string">
            <text:p>alleinerz</text:p>
          </table:table-cell>
          <table:table-cell office:value-type="string" calcext:value-type="string">
            <text:p>cnstyr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ertragsanteil</text:p>
          </table:table-cell>
          <table:table-cell office:value-type="string" calcext:value-type="string">
            <text:p>m_alg1</text:p>
          </table:table-cell>
          <table:table-cell office:value-type="string" calcext:value-type="string">
            <text:p>m_transfers</text:p>
          </table:table-cell>
          <table:table-cell office:value-type="string" calcext:value-type="string">
            <text:p>uhv</text:p>
          </table:table-cell>
          <table:table-cell office:value-type="string" calcext:value-type="string">
            <text:p>gross_e1</text:p>
          </table:table-cell>
          <table:table-cell office:value-type="string" calcext:value-type="string">
            <text:p>gross_e4</text:p>
          </table:table-cell>
          <table:table-cell office:value-type="string" calcext:value-type="string">
            <text:p>gross_e5</text:p>
          </table:table-cell>
          <table:table-cell office:value-type="string" calcext:value-type="string">
            <text:p>gross_e6</text:p>
          </table:table-cell>
          <table:table-cell office:value-type="string" calcext:value-type="string">
            <text:p>incometax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handcap_degree</text:p>
          </table:table-cell>
          <table:table-cell office:value-type="string" calcext:value-type="string">
            <text:p>year</text:p>
          </table:table-cell>
          <table:table-cell table:style-name="ce2" office:value-type="string" calcext:value-type="string">
            <text:p>wohngeld_basis_hh</text:p>
          </table:table-cell>
          <table:table-cell/>
          <table:table-cell office:value-type="string" calcext:value-type="string">
            <text:p>wg_abzuege</text:p>
          </table:table-cell>
          <table:table-cell office:value-type="string" calcext:value-type="string">
            <text:p>wg_grossY_otherinc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number-columns-repeated="980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3" table:formula="of:=1.15*([.AM2]-(([.AG2]+([.AH2]*[.AM2])+([.AI2]*[.AL2]))*[.AL2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14" table:formula="of:=([.Q2]+[.R2]+[.S2]+[.T2])/12+[.N2]+[.O2]+([.L2]*[.M2])" office:value-type="float" office:value="2166.66666666667" calcext:value-type="float">
            <text:p>2166.67</text:p>
          </table:table-cell>
          <table:table-cell table:style-name="ce14" table:formula="of:=SUM([.$AC$2:.$AC$4])" office:value-type="float" office:value="2166.666666666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table:style-name="ce15" table:formula="of:=MAX((1-[.AB2])*([.AD2]-[.AE2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16" office:value-type="float" office:value="0.00038" calcext:value-type="float">
            <office:annotation draw:style-name="gr1" draw:text-style-name="P2" svg:width="92.24pt" svg:height="72pt" svg:x="1414.49pt" svg:y="0pt" draw:caption-point-x="302.71pt" draw:caption-point-y="14.06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16" office:value-type="float" office:value="0.000083" calcext:value-type="float">
            <office:annotation draw:style-name="gr1" draw:text-style-name="P2" svg:width="92.24pt" svg:height="72pt" svg:x="1454.26pt" svg:y="0pt" draw:caption-point-x="308.69pt" draw:caption-point-y="14.06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15" table:formula="of:=[.AF2]" office:value-type="float" office:value="1446.66666666667" calcext:value-type="float">
            <text:p>1446.7</text:p>
          </table:table-cell>
          <table:table-cell table:formula="of:=MIN(MAX([.F2];[.AK2]);[.AJ2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3" table:formula="of:=1.15*([.AM3]-(([.AG3]+([.AH3]*[.AM3])+([.AI3]*[.AL3]))*[.AL3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14" table:formula="of:=([.Q3]+[.R3]+[.S3]+[.T3])/12+[.N3]+[.O3]+([.L3]*[.M3])" office:value-type="float" office:value="0" calcext:value-type="float">
            <text:p>0.00</text:p>
          </table:table-cell>
          <table:table-cell table:style-name="ce14" table:formula="of:=SUM([.$AC$2:.$AC$4])" office:value-type="float" office:value="2166.666666666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table:style-name="ce15" table:formula="of:=MAX((1-[.AB3])*([.AD3]-[.AE3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16" office:value-type="float" office:value="0.00038" calcext:value-type="float">
            <office:annotation draw:style-name="gr1" draw:text-style-name="P2" svg:width="92.24pt" svg:height="72pt" svg:x="1414.49pt" svg:y="9.58pt" draw:caption-point-x="302.71pt" draw:caption-point-y="18.28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16" office:value-type="float" office:value="0.000083" calcext:value-type="float">
            <office:annotation draw:style-name="gr1" draw:text-style-name="P2" svg:width="92.24pt" svg:height="72pt" svg:x="1454.26pt" svg:y="9.58pt" draw:caption-point-x="308.69pt" draw:caption-point-y="18.28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15" table:formula="of:=[.AF3]" office:value-type="float" office:value="1446.66666666667" calcext:value-type="float">
            <text:p>1446.7</text:p>
          </table:table-cell>
          <table:table-cell table:formula="of:=MIN(MAX([.F3];[.AK3]);[.AJ3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13" table:formula="of:=1.15*([.AM4]-(([.AG4]+([.AH4]*[.AM4])+([.AI4]*[.AL4]))*[.AL4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14" table:formula="of:=([.Q4]+[.R4]+[.S4]+[.T4])/12+[.N4]+[.O4]+([.L4]*[.M4])" office:value-type="float" office:value="0" calcext:value-type="float">
            <text:p>0.00</text:p>
          </table:table-cell>
          <table:table-cell table:style-name="ce14" table:formula="of:=SUM([.$AC$2:.$AC$4])" office:value-type="float" office:value="2166.66666666667" calcext:value-type="float">
            <text:p>2166.67</text:p>
          </table:table-cell>
          <table:table-cell office:value-type="float" office:value="100" calcext:value-type="float">
            <office:annotation draw:style-name="gr1" draw:text-style-name="P2" svg:width="90pt" svg:height="54pt" svg:x="1319.98pt" svg:y="24.15pt" draw:caption-point-x="256.96pt" draw:caption-point-y="17.52pt">
              <dc:creator>ES</dc:creator>
              <dc:date>2019-11-19T00:00:00</dc:date>
              <text:p text:style-name="P1"><text:span text:style-name="T1">Author:</text:span></text:p>
              <text:p text:style-name="P1"><text:span text:style-name="T2">für das arbeitende Kind</text:span></text:p>
            </office:annotation>
            <text:p>100</text:p>
          </table:table-cell>
          <table:table-cell table:style-name="ce15" table:formula="of:=MAX((1-[.AB4])*([.AD4]-[.AE4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16" office:value-type="float" office:value="0.00038" calcext:value-type="float">
            <office:annotation draw:style-name="gr1" draw:text-style-name="P2" svg:width="92.24pt" svg:height="72pt" svg:x="1414.49pt" svg:y="21.15pt" draw:caption-point-x="302.71pt" draw:caption-point-y="20.52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16" office:value-type="float" office:value="0.000083" calcext:value-type="float">
            <office:annotation draw:style-name="gr1" draw:text-style-name="P2" svg:width="92.24pt" svg:height="72pt" svg:x="1454.26pt" svg:y="21.15pt" draw:caption-point-x="308.69pt" draw:caption-point-y="20.52pt">
              <dc:creator>ES</dc:creator>
              <dc:date>2019-11-19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15" table:formula="of:=[.AF4]" office:value-type="float" office:value="1446.66666666667" calcext:value-type="float">
            <text:p>1446.7</text:p>
          </table:table-cell>
          <table:table-cell table:formula="of:=MIN(MAX([.F4];[.AK4]);[.AJ4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800" calcext:value-type="float">
            <text:p>8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013" calcext:value-type="float">
            <text:p>2013</text:p>
          </table:table-cell>
          <table:table-cell table:style-name="ce13" table:formula="of:=1.08*([.AM5]-(([.AG5]+([.AH5]*[.AM5])+([.AI5]*[.AL5]))*[.AL5]))" office:value-type="float" office:value="194.1744" calcext:value-type="float">
            <text:p>194.17</text:p>
          </table:table-cell>
          <table:table-cell table:style-name="ce8"/>
          <table:table-cell table:style-name="ce8" office:value-type="float" office:value="0.2" calcext:value-type="float">
            <text:p>0.2</text:p>
          </table:table-cell>
          <table:table-cell table:style-name="ce9" table:formula="of:=([.Q5]+[.R5]+[.S5]+[.T5])/12+[.N5]+[.O5]+([.L5]*[.M5])" office:value-type="float" office:value="933.333333333333" calcext:value-type="float">
            <text:p>933.33</text:p>
          </table:table-cell>
          <table:table-cell table:style-name="ce14" table:formula="of:=SUM([.$AC$5:.$AC$6])" office:value-type="float" office:value="933.333333333333" calcext:value-type="float">
            <text:p>933.33</text:p>
          </table:table-cell>
          <table:table-cell table:style-name="ce8" office:value-type="float" office:value="100" calcext:value-type="float">
            <office:annotation draw:style-name="gr1" draw:text-style-name="P2" svg:width="90pt" svg:height="54pt" svg:x="1319.98pt" svg:y="36.45pt" draw:caption-point-x="256.96pt" draw:caption-point-y="19.02pt">
              <dc:creator>ES</dc:creator>
              <dc:date>2019-11-19T00:00:00</dc:date>
              <text:p text:style-name="P1"><text:span text:style-name="T1">Author:</text:span></text:p>
              <text:p text:style-name="P1"><text:span text:style-name="T2">für Behinderung</text:span></text:p>
              <text:p text:style-name="P1"><text:span text:style-name="T3"/></text:p>
            </office:annotation>
            <text:p>100</text:p>
          </table:table-cell>
          <table:table-cell table:style-name="ce15" table:formula="of:=MAX((1-[.AB5])*([.AD5]-[.AE5]);0)" office:value-type="float" office:value="666.666666666667" calcext:value-type="float">
            <text:p>666.7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05761" calcext:value-type="float">
            <text:p>0.0005761</text:p>
          </table:table-cell>
          <table:table-cell table:style-name="ce8"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15" table:formula="of:=[.AF5]" office:value-type="float" office:value="666.666666666667" calcext:value-type="float">
            <text:p>666.7</text:p>
          </table:table-cell>
          <table:table-cell table:formula="of:=MIN(MAX([.F5];[.AK5]);[.AJ5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80" calcext:value-type="float">
            <text:p>80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style-name="ce13" table:formula="of:=1.08*([.AM6]-(([.AG6]+([.AH6]*[.AM6])+([.AI6]*[.AL6]))*[.AL6]))" office:value-type="float" office:value="194.1744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14" table:formula="of:=([.Q6]+[.R6]+[.S6]+[.T6])/12+[.N6]+[.O6]+([.L6]*[.M6])" office:value-type="float" office:value="0" calcext:value-type="float">
            <text:p>0.00</text:p>
          </table:table-cell>
          <table:table-cell table:style-name="ce14" table:formula="of:=SUM([.$AC$5:.$AC$6])" office:value-type="float" office:value="933.3333333333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table:style-name="ce15" table:formula="of:=MAX((1-[.AB6])*([.AD6]-[.AE6]);0)" office:value-type="float" office:value="666.66666666666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15" table:formula="of:=[.AF6]" office:value-type="float" office:value="666.666666666667" calcext:value-type="float">
            <text:p>666.7</text:p>
          </table:table-cell>
          <table:table-cell table:formula="of:=MIN(MAX([.F6];[.AK6]);[.AJ6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7" table:formula="of:=TRUE()" office:value-type="boolean" office:boolean-value="true" calcext:value-type="boolean">
            <text:p>TRUE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6000" calcext:value-type="float">
            <text:p>16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09" calcext:value-type="float">
            <text:p>2009</text:p>
          </table:table-cell>
          <table:table-cell table:style-name="ce13" table:formula="of:=1.08*([.AM7]-(([.AG7]+([.AH7]*[.AM7])+([.AI7]*[.AL7]))*[.AL7]))" office:value-type="float" office:value="18.7845355200001" calcext:value-type="float">
            <text:p>18.78</text:p>
          </table:table-cell>
          <table:table-cell table:style-name="ce8"/>
          <table:table-cell table:style-name="ce8" office:value-type="float" office:value="0.3" calcext:value-type="float">
            <text:p>0.3</text:p>
          </table:table-cell>
          <table:table-cell table:style-name="ce9" table:formula="of:=([.Q7]+[.R7]+[.S7]+[.T7])/12+[.N7]+[.O7]+([.L7]*[.M7])" office:value-type="float" office:value="1583.33333333333" calcext:value-type="float">
            <text:p>1583.33</text:p>
          </table:table-cell>
          <table:table-cell table:style-name="ce14" table:formula="of:=SUM([.$AC$7:.$AC$8])" office:value-type="float" office:value="1583.33333333333" calcext:value-type="float">
            <text:p>1583.33</text:p>
          </table:table-cell>
          <table:table-cell table:style-name="ce8" office:value-type="float" office:value="50" calcext:value-type="float">
            <office:annotation draw:style-name="gr1" draw:text-style-name="P2" svg:width="90pt" svg:height="54pt" svg:x="1319.98pt" svg:y="58.79pt" draw:caption-point-x="256.96pt" draw:caption-point-y="24.29pt">
              <dc:creator>ES</dc:creator>
              <dc:date>2019-11-19T00:00:00</dc:date>
              <text:p text:style-name="P1"><text:span text:style-name="T1">Author:</text:span></text:p>
              <text:p text:style-name="P1"><text:span text:style-name="T2">für Alleinerziehende mit 1 Kind unter 11 Jahren</text:span></text:p>
              <text:p text:style-name="P1"><text:span text:style-name="T3"/></text:p>
            </office:annotation>
            <text:p>50</text:p>
          </table:table-cell>
          <table:table-cell table:style-name="ce15" table:formula="of:=MAX((1-[.AB7])*([.AD7]-[.AE7]);0)" office:value-type="float" office:value="1073.33333333333" calcext:value-type="float">
            <text:p>1073.3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05761" calcext:value-type="float">
            <text:p>0.0005761</text:p>
          </table:table-cell>
          <table:table-cell table:style-name="ce8"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15" table:formula="of:=[.AF7]" office:value-type="float" office:value="1073.33333333333" calcext:value-type="float">
            <text:p>1073.3</text:p>
          </table:table-cell>
          <table:table-cell table:formula="of:=MIN(MAX([.F7];[.AK7]);[.AJ7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table:style-name="ce13" table:formula="of:=1.08*([.AM8]-(([.AG8]+([.AH8]*[.AM8])+([.AI8]*[.AL8]))*[.AL8]))" office:value-type="float" office:value="18.7845355200001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14" table:formula="of:=([.Q8]+[.R8]+[.S8]+[.T8])/12+[.N8]+[.O8]+([.L8]*[.M8])" office:value-type="float" office:value="0" calcext:value-type="float">
            <text:p>0.00</text:p>
          </table:table-cell>
          <table:table-cell table:style-name="ce14" table:formula="of:=SUM([.$AC$7:.$AC$8])" office:value-type="float" office:value="1583.333333333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table:style-name="ce15" table:formula="of:=MAX((1-[.AB8])*([.AD8]-[.AE8]);0)" office:value-type="float" office:value="1073.3333333333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15" table:formula="of:=[.AF8]" office:value-type="float" office:value="1073.33333333333" calcext:value-type="float">
            <text:p>1073.3</text:p>
          </table:table-cell>
          <table:table-cell table:formula="of:=MIN(MAX([.F8];[.AK8]);[.AJ8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120" calcext:value-type="float">
            <text:p>120</text:p>
          </table:table-cell>
          <table:table-cell table:style-name="ce7" table:formula="of:=FALSE()" office:value-type="boolean" office:boolean-value="false" calcext:value-type="boolean">
            <text:p>FALSE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006" calcext:value-type="float">
            <text:p>2006</text:p>
          </table:table-cell>
          <table:table-cell table:style-name="ce13" table:formula="of:=([.AM9]-(([.AG9]+([.AH9]*[.AM9])+([.AI9]*[.AL9]))*[.AL9]))" office:value-type="float" office:value="508.75845025" calcext:value-type="float">
            <text:p>508.76</text:p>
          </table:table-cell>
          <table:table-cell table:style-name="ce8"/>
          <table:table-cell table:style-name="ce8" office:value-type="float" office:value="0.1" calcext:value-type="float">
            <text:p>0.1</text:p>
          </table:table-cell>
          <table:table-cell table:style-name="ce9" table:formula="of:=([.Q9]+[.R9]+[.S9]+[.T9])/12+[.N9]+[.O9]+([.L9]*[.M9])" office:value-type="float" office:value="0" calcext:value-type="float">
            <text:p>0.00</text:p>
          </table:table-cell>
          <table:table-cell table:style-name="ce9" table:formula="of:=SUM([.$AC$9:.$AC$13]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</text:p>
          </table:table-cell>
          <table:table-cell table:style-name="ce15" table:formula="of:=MAX((1-[.AB9])*([.AD9]-[.AE9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16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15" office:value-type="float" office:value="285" calcext:value-type="float">
            <text:p>285.0</text:p>
          </table:table-cell>
          <table:table-cell table:formula="of:=MIN(MAX([.F9];[.AK9]);[.AJ9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3" table:formula="of:=([.AM10]-(([.AG10]+([.AH10]*[.AM10])+([.AI10]*[.AL10]))*[.AL10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4" table:formula="of:=([.Q10]+[.R10]+[.S10]+[.T10])/12+[.N10]+[.O10]+([.L10]*[.M10])" office:value-type="float" office:value="0" calcext:value-type="float">
            <text:p>0.00</text:p>
          </table:table-cell>
          <table:table-cell table:style-name="ce14" table:formula="of:=SUM([.$AC$9:.$AC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formula="of:=MAX((1-[.AB10])*([.AD10]-[.AE10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16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15" office:value-type="float" office:value="285" calcext:value-type="float">
            <text:p>285.0</text:p>
          </table:table-cell>
          <table:table-cell table:formula="of:=MIN(MAX([.F10];[.AK10]);[.AJ10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3" table:formula="of:=([.AM11]-(([.AG11]+([.AH11]*[.AM11])+([.AI11]*[.AL11]))*[.AL11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4" table:formula="of:=([.Q11]+[.R11]+[.S11]+[.T11])/12+[.N11]+[.O11]+([.L11]*[.M11])" office:value-type="float" office:value="0" calcext:value-type="float">
            <text:p>0.00</text:p>
          </table:table-cell>
          <table:table-cell table:style-name="ce14" table:formula="of:=SUM([.$AC$9:.$AC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formula="of:=MAX((1-[.AB11])*([.AD11]-[.AE11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16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15" office:value-type="float" office:value="285" calcext:value-type="float">
            <text:p>285.0</text:p>
          </table:table-cell>
          <table:table-cell table:formula="of:=MIN(MAX([.F11];[.AK11]);[.AJ11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3" table:formula="of:=([.AM12]-(([.AG12]+([.AH12]*[.AM12])+([.AI12]*[.AL12]))*[.AL12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4" table:formula="of:=([.Q12]+[.R12]+[.S12]+[.T12])/12+[.N12]+[.O12]+([.L12]*[.M12])" office:value-type="float" office:value="0" calcext:value-type="float">
            <text:p>0.00</text:p>
          </table:table-cell>
          <table:table-cell table:style-name="ce14" table:formula="of:=SUM([.$AC$9:.$AC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formula="of:=MAX((1-[.AB12])*([.AD12]-[.AE12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16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15" office:value-type="float" office:value="285" calcext:value-type="float">
            <text:p>285.0</text:p>
          </table:table-cell>
          <table:table-cell table:formula="of:=MIN(MAX([.F12];[.AK12]);[.AJ12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13" table:formula="of:=([.AM13]-(([.AG13]+([.AH13]*[.AM13])+([.AI13]*[.AL13]))*[.AL13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4" table:formula="of:=([.Q13]+[.R13]+[.S13]+[.T13])/12+[.N13]+[.O13]+([.L13]*[.M13])" office:value-type="float" office:value="0" calcext:value-type="float">
            <text:p>0.00</text:p>
          </table:table-cell>
          <table:table-cell table:style-name="ce14" table:formula="of:=SUM([.$AC$9:.$AC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formula="of:=MAX((1-[.AB13])*([.AD13]-[.AE13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16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15" office:value-type="float" office:value="285" calcext:value-type="float">
            <text:p>285.0</text:p>
          </table:table-cell>
          <table:table-cell table:formula="of:=MIN(MAX([.F13];[.AK13]);[.AJ13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style-name="ce13" table:formula="of:=([.AM14]-(([.AG14]+([.AH14]*[.AM14])+([.AI14]*[.AL14]))*[.AL14]))*1.15" office:value-type="float" office:value="450.7799463" calcext:value-type="float">
            <text:p>450.7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table:formula="of:=([.Q14]+[.R14]+[.S14]+[.T14])/12+[.N14]+[.O14]+([.L14]*[.M14])" office:value-type="float" office:value="0" calcext:value-type="float">
            <text:p>0.00</text:p>
          </table:table-cell>
          <table:table-cell table:style-name="ce14" table:formula="of:=SUM([.$AC$9:.$AC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5" table:formula="of:=MAX((1-[.AB14])*([.AD14]-[.AE14]);0)" office:value-type="float" office:value="0" calcext:value-type="float">
            <text:p>0.0</text:p>
          </table:table-cell>
          <table:table-cell table:style-name="ce16" office:value-type="float" office:value="0.04" calcext:value-type="float">
            <text:p>4.00E-02</text:p>
          </table:table-cell>
          <table:table-cell table:style-name="ce16" office:value-type="float" office:value="0.00063" calcext:value-type="float">
            <text:p>6.30E-04</text:p>
          </table:table-cell>
          <table:table-cell table:style-name="ce16" office:value-type="float" office:value="0.000138" calcext:value-type="float">
            <text:p>1.38E-04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table:style-name="ce15" office:value-type="float" office:value="239" calcext:value-type="float">
            <text:p>239.0</text:p>
          </table:table-cell>
          <table:table-cell table:formula="of:=MIN(MAX([.F14];[.AK14]);[.AJ14])" office:value-type="float" office:value="482" calcext:value-type="float">
            <text:p>482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5" table:formula="of:=FALSE()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16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15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 table:number-rows-repeated="1048555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text>TRUE</number:text>
    </number:number-style>
    <number:number-style style:name="N122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rklärender_20_Text_20_2" style:display-name="Erklärender Text 2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6:38:23.628800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19-11-19T16:38:34.527180688</dc:date>
    <meta:editing-cycles>9</meta:editing-cycles>
    <meta:editing-duration>PT55S</meta:editing-duration>
    <meta:document-statistic meta:table-count="1" meta:cell-count="754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